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HUAMAN ALCARRAZ, ANGEL PORFIR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UAMAN ALCARRAZ, ANGEL PORFIR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7313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2T21:56:0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